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CE4C7A801753E817.jpg" manifest:media-type="image/jpeg"/>
  <manifest:file-entry manifest:full-path="Pictures/10000000000004210000031963A78279215E387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-title">
      <style:graphic-properties fo:min-height="4.4cm"/>
    </style:style>
    <style:style style:name="pr5" style:family="presentation" style:parent-style-name="Nature_5f_Illustration-outline1">
      <style:graphic-properties fo:min-height="2.443cm"/>
    </style:style>
    <style:style style:name="pr6" style:family="presentation" style:parent-style-name="Nature_5f_Illustration-notes">
      <style:graphic-properties draw:fill-color="#ffffff" fo:min-height="13.364cm"/>
    </style:style>
    <style:style style:name="pr7" style:family="presentation" style:parent-style-name="Nature_5f_Illustration1-subtitle">
      <style:graphic-properties draw:fill-color="#ffffff" fo:min-height="16.255cm"/>
    </style:style>
    <style:style style:name="pr8" style:family="presentation" style:parent-style-name="Nature_5f_Illustration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style:font-name="Liberation Mono" fo:font-size="40pt" style:font-size-asian="40pt" style:font-size-complex="40pt"/>
    </style:style>
    <style:style style:name="P3" style:family="paragraph">
      <style:paragraph-properties fo:text-align="start"/>
    </style:style>
    <style:style style:name="T1" style:family="text">
      <style:text-properties style:font-name="Liberation Mono" fo:font-size="40pt" style:font-size-asian="40pt" style:font-size-complex="40pt"/>
    </style:style>
    <style:style style:name="T2" style:family="text">
      <style:text-properties style:font-name="Liberation Mono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0.8cm" svg:y="4.8cm" presentation:class="title">
          <draw:text-box>
            <text:p>003-Selectores-CSS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Bienvenido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Nature_5f_Illustratio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4.799cm" svg:height="4.4cm" svg:x="0.721cm" svg:y="0.279cm" presentation:class="title" presentation:user-transformed="true">
          <draw:text-box>
            <text:p text:style-name="P2"><text:span text:style-name="T1">Categorías de </text:span><text:span text:style-name="T1">los selectores </text:span></text:p>
          </draw:text-box>
        </draw:frame>
        <draw:frame presentation:style-name="pr5" draw:text-style-name="P3" draw:layer="layout" svg:width="20.799cm" svg:height="11.6cm" svg:x="3.001cm" svg:y="5.4cm" presentation:class="outline" presentation:user-transformed="true">
          <draw:text-box>
            <text:list text:style-name="L2">
              <text:list-item>
                <text:p text:style-name="P3"><text:span text:style-name="T2">Selector</text:span><text:span text:style-name="T2">es </text:span><text:span text:style-name="T2">simples </text:span></text:p>
              </text:list-item>
              <text:list-item>
                <text:p text:style-name="P3"><text:span text:style-name="T2">Selector</text:span><text:span text:style-name="T2">es </text:span><text:span text:style-name="T2">combinad</text:span><text:span text:style-name="T2">os </text:span></text:p>
              </text:list-item>
              <text:list-item>
                <text:p text:style-name="P3"><text:span text:style-name="T2">Selector</text:span><text:span text:style-name="T2">es de </text:span><text:span text:style-name="T2">pseudo-</text:span><text:span text:style-name="T2">clase </text:span></text:p>
              </text:list-item>
              <text:list-item>
                <text:p text:style-name="P3"><text:span text:style-name="T2">Selector</text:span><text:span text:style-name="T2">es de </text:span><text:span text:style-name="T2">pseudo-</text:span><text:span text:style-name="T2">elemento</text:span></text:p>
              </text:list-item>
              <text:list-item>
                <text:p text:style-name="P3"><text:span text:style-name="T2">Selector</text:span><text:span text:style-name="T2">es de </text:span><text:span text:style-name="T2">atributo</text:span><text:span text:style-name="T2">s </text:span></text:p>
                <text:p text:style-name="P3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3T32" presentation:use-date-time-name="dtd1">
        <office:forms form:automatic-focus="false" form:apply-design-mode="false"/>
        <draw:frame presentation:style-name="pr7" draw:text-style-name="P1" draw:layer="layout" svg:width="25.199cm" svg:height="16.255cm" svg:x="1.4cm" svg:y="0.837cm" presentation:class="subtitle">
          <draw:text-box>
            <text:p>Carlos Alemán </text:p>
            <text:p>@codefuncod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Nature_5f_Illustration" style:display-name="Nature_Illustration" style:page-layout-name="PM1" draw:style-name="Mdp1">
      <office:forms form:automatic-focus="false" form:apply-design-mode="false"/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6T16:26:34.144897037</meta:creation-date>
    <meta:editing-duration>PT4M48S</meta:editing-duration>
    <meta:editing-cycles>4</meta:editing-cycles>
    <meta:generator>LibreOffice/6.0.7.3$Linux_X86_64 LibreOffice_project/00m0$Build-3</meta:generator>
    <dc:title>Nature Illustration</dc:title>
    <meta:initial-creator>codefuncode </meta:initial-creator>
    <dc:date>2020-06-06T16:47:49.737600771</dc:date>
    <dc:creator>codefuncode </dc:creator>
    <meta:document-statistic meta:object-count="43"/>
  </office:meta>
</office:document-meta>
</file>